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99ff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li</text:p>
          </table:table-cell>
          <table:table-cell table:style-name="ce2" office:value-type="string" calcext:value-type="string">
            <text:p>Mohamed</text:p>
          </table:table-cell>
          <table:table-cell table:style-name="ce2" office:value-type="string" calcext:value-type="string">
            <text:p>Riadh</text:p>
          </table:table-cell>
          <table:table-cell table:style-name="ce2" office:value-type="string" calcext:value-type="string">
            <text:p>Yassine</text:p>
          </table:table-cell>
        </table:table-row>
        <table:table-row table:style-name="ro1">
          <table:table-cell/>
          <table:table-cell office:value-type="string" calcext:value-type="string">
            <text:p>Suj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ch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mps</text:p>
          </table:table-cell>
          <table:table-cell table:number-columns-repeated="4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25:02.815455340</meta:creation-date>
    <dc:date>2020-03-28T13:27:25.918948750</dc:date>
    <meta:editing-duration>PT2M23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